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C8EA976BF6.jpg" manifest:media-type="image/jpeg"/>
  <manifest:file-entry manifest:full-path="Pictures/100000010000034A000002532CC052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857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67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47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1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8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35cm" fo:min-width="0.95cm" fo:padding-top="0.015cm" fo:padding-bottom="0.015cm" fo:padding-left="0.015cm" fo:padding-right="0.01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32cm" fo:min-width="0.92cm" fo:padding-top="0.015cm" fo:padding-bottom="0.015cm" fo:padding-left="0.015cm" fo:padding-right="0.015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1" style:family="graphic" style:parent-style-name="objectwithoutfill">
      <style:graphic-properties svg:stroke-width="0.1cm" svg:stroke-color="#81d41a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2" style:family="graphic" style:parent-style-name="objectwithoutfill">
      <style:graphic-properties svg:stroke-width="0.1cm" svg:stroke-color="#729fcf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36cm, 12.135cm, 2.834cm, 6.049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2.53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8" style:family="graphic" style:parent-style-name="standard">
      <style:graphic-properties draw:stroke="none" svg:stroke-color="#000000" draw:fill="solid" draw:fill-color="#ffffff" draw:opacity="90%" draw:textarea-horizontal-align="left" draw:auto-grow-height="true" draw:auto-grow-width="true" fo:min-height="0.411cm" fo:min-width="0.85cm" fo:padding-top="0cm" fo:padding-bottom="0cm" fo:padding-left="0cm" fo:padding-right="0cm" draw:shadow-opacity="90%" loext:decorative="false"/>
      <style:paragraph-properties style:writing-mode="lr-tb"/>
    </style:style>
    <style:style style:name="gr19" style:family="graphic" style:parent-style-name="objectwithoutfill">
      <style:graphic-properties svg:stroke-width="0.1cm" draw:marker-start-width="0.45cm" draw:marker-end-width="0.45cm" draw:fill="solid" draw:fill-color="#ffffff" draw:opacity="90%" draw:textarea-horizontal-align="center" draw:textarea-vertical-align="middle" fo:padding-top="0.05cm" fo:padding-bottom="0.05cm" fo:padding-left="0.05cm" fo:padding-right="0.05cm" draw:shadow-opacity="90%" loext:decorative="false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solid" draw:fill-color="#ffffff" draw:opacity="90%"/>
      <style:text-properties fo:font-size="10pt" style:font-size-asian="10pt" style:font-size-complex="10pt"/>
    </style:style>
    <style:style style:name="P13" style:family="paragraph">
      <loext:graphic-properties draw:fill="solid" draw:fill-color="#ffffff" draw:opacity="90%"/>
    </style:style>
    <style:style style:name="T1" style:family="text">
      <style:text-properties style:font-name="Arial" fo:font-size="1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1.2cm" svg:height="0.857cm" svg:x="17.45cm" svg:y="18.943cm">
          <draw:text-box>
            <text:p text:style-name="P1"><text:span text:style-name="T1">File</text:span><text:span text:style-name="T1"><text:tab/></text:span><text:span text:style-name="T1"><text:file-name text:display="name">20250905a_ad_low_noise_float_testsetup_labber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11.676cm" svg:height="0.788cm" svg:x="1.544cm" svg:y="1cm">
          <draw:text-box>
            <text:p><text:span text:style-name="T2">ad_low_noise_float_testsetup_labber</text:span></text:p>
          </draw:text-box>
        </draw:frame>
        <draw:frame draw:style-name="gr3" draw:text-style-name="P4" draw:layer="layout" svg:width="5.15cm" svg:height="6.111cm" draw:transform="rotate (1.5707963267949) translate (17.787cm 13.879cm)">
          <draw:image xlink:href="Pictures/1000000000000258000002C8EA976BF6.jpg" xlink:type="simple" xlink:show="embed" xlink:actuate="onLoad" draw:mime-type="image/jpeg">
            <text:p/>
          </draw:image>
        </draw:frame>
        <draw:frame draw:style-name="gr4" draw:text-style-name="P5" draw:layer="layout" svg:width="2.479cm" svg:height="0.556cm" svg:x="19.1cm" svg:y="11.266cm">
          <draw:text-box>
            <text:p><text:span text:style-name="T3">IN_disable</text:span></text:p>
          </draw:text-box>
        </draw:frame>
        <draw:frame draw:style-name="gr5" draw:text-style-name="P5" draw:layer="layout" svg:width="1.13cm" svg:height="0.556cm" svg:x="19.1cm" svg:y="10.51cm">
          <draw:text-box>
            <text:p><text:span text:style-name="T3">IN_t</text:span></text:p>
          </draw:text-box>
        </draw:frame>
        <draw:frame draw:style-name="gr6" draw:text-style-name="P5" draw:layer="layout" svg:width="1.2cm" svg:height="0.556cm" svg:x="19.05cm" svg:y="12.05cm">
          <draw:text-box>
            <text:p><text:span text:style-name="T3">IN_N</text:span></text:p>
          </draw:text-box>
        </draw:frame>
        <draw:frame draw:style-name="gr6" draw:text-style-name="P5" draw:layer="layout" svg:width="1.2cm" svg:height="0.556cm" svg:x="19.05cm" svg:y="12.8cm">
          <draw:text-box>
            <text:p><text:span text:style-name="T3">IN_P</text:span></text:p>
          </draw:text-box>
        </draw:frame>
        <draw:line draw:style-name="gr7" draw:text-style-name="P6" draw:layer="layout" svg:x1="12.75cm" svg:y1="14.429cm" svg:x2="17.3cm" svg:y2="14.429cm">
          <text:p/>
        </draw:line>
        <draw:custom-shape draw:style-name="gr8" draw:text-style-name="P8" draw:layer="layout" svg:width="0.95cm" svg:height="0.35cm" svg:x="13.85cm" svg:y="14.229cm">
          <text:p text:style-name="P7">2k7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cm" svg:height="0.35cm" svg:x="15.4cm" svg:y="14.229cm">
          <text:p text:style-name="P7">1k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7.3cm" svg:y1="14.229cm" svg:x2="17.3cm" svg:y2="14.679cm">
          <text:p/>
        </draw:line>
        <draw:line draw:style-name="gr10" draw:text-style-name="P6" draw:layer="layout" svg:x1="12.6cm" svg:y1="11.3cm" svg:x2="18.5cm" svg:y2="10.829cm">
          <text:p/>
        </draw:line>
        <draw:line draw:style-name="gr7" draw:text-style-name="P6" draw:layer="layout" svg:x1="12.75cm" svg:y1="13.829cm" svg:x2="15.05cm" svg:y2="13.829cm">
          <text:p/>
        </draw:line>
        <draw:custom-shape draw:style-name="gr9" draw:text-style-name="P8" draw:layer="layout" svg:width="0.95cm" svg:height="0.35cm" svg:x="13.85cm" svg:y="13.629cm">
          <text:p text:style-name="P7">2k7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2.5cm" svg:y1="11.8cm" svg:x2="18.6cm" svg:y2="11.579cm">
          <text:p/>
        </draw:line>
        <draw:polyline draw:style-name="gr12" draw:text-style-name="P6" draw:layer="layout" svg:width="3.67cm" svg:height="1.8cm" draw:transform="rotate (0.540353936417444) translate (14.4765107028173cm 13.4940424440925cm)" svg:viewBox="0 0 3671 1801" draw:points="0,1115 669,0 3671,1801">
          <text:p/>
        </draw:polyline>
        <draw:custom-shape draw:style-name="gr13" draw:text-style-name="P9" draw:layer="layout" svg:width="0.2cm" svg:height="0.2cm" svg:x="14.95cm" svg:y="13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9.8cm" svg:height="11.299cm" svg:x="3.55cm" svg:y="3.7cm">
          <draw:image xlink:href="Pictures/100000010000034A000002532CC05232.png" xlink:type="simple" xlink:show="embed" xlink:actuate="onLoad" draw:mime-type="image/png">
            <text:p/>
          </draw:image>
        </draw:frame>
        <draw:frame draw:style-name="gr15" draw:text-style-name="P10" draw:layer="layout" svg:width="2.2cm" svg:height="2.221cm" svg:x="13.35cm" svg:y="15.379cm">
          <draw:text-box>
            <text:p><text:span text:style-name="T4">0,0: 0V</text:span></text:p>
            <text:p><text:span text:style-name="T4">1,0: 0.7V</text:span></text:p>
            <text:p><text:span text:style-name="T4">0,1: 0.7V</text:span></text:p>
            <text:p><text:span text:style-name="T4">1,1: 1.4V </text:span></text:p>
          </draw:text-box>
        </draw:frame>
        <draw:frame draw:style-name="gr16" draw:text-style-name="P10" draw:layer="layout" svg:width="2.534cm" svg:height="0.9cm" svg:x="6.766cm" svg:y="16.15cm">
          <draw:text-box>
            <text:p><text:span text:style-name="T4">RP Pico W </text:span></text:p>
          </draw:text-box>
        </draw:frame>
        <draw:path draw:style-name="gr17" draw:text-style-name="P6" draw:layer="layout" svg:width="4.432cm" svg:height="3.087cm" draw:transform="rotate (0.636172512351933) translate (13cm 13.5cm)" svg:viewBox="0 0 4433 3088" svg:d="M0 0c2300 0 2383 1823 4433 3088">
          <text:p/>
        </draw:path>
        <draw:custom-shape draw:style-name="gr13" draw:text-style-name="P9" draw:layer="layout" svg:width="0.2cm" svg:height="0.2cm" svg:x="14.951cm" svg:y="1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6" draw:layer="layout" svg:width="5.883cm" svg:height="0.634cm" draw:transform="rotate (0.429525528915805) translate (12.7856274305383cm 12.8728263942838cm)" svg:viewBox="0 0 5884 635" svg:d="M0 635c1961 0 2524-1429 5884 0">
          <text:p/>
        </draw:path>
        <draw:path draw:style-name="gr17" draw:text-style-name="P6" draw:layer="layout" svg:width="5.571cm" svg:height="0.988cm" draw:transform="rotate (0.429525528915805) translate (12.9222500528857cm 13.171098532438cm)" svg:viewBox="0 0 5572 989" svg:d="M0 307c1961-1 1956-1029 5572 682">
          <text:p/>
        </draw:path>
        <draw:line draw:style-name="gr7" draw:text-style-name="P6" draw:layer="layout" svg:x1="12.6cm" svg:y1="13.3cm" svg:x2="14.35cm" svg:y2="13.3cm">
          <text:p/>
        </draw:line>
        <draw:line draw:style-name="gr7" draw:text-style-name="P6" draw:layer="layout" svg:x1="14.35cm" svg:y1="13.1cm" svg:x2="14.35cm" svg:y2="13.55cm">
          <text:p/>
        </draw:line>
        <draw:frame draw:style-name="gr18" draw:text-style-name="P12" draw:layer="layout" svg:width="0.85cm" svg:height="0.411cm" svg:x="18cm" svg:y="12.1cm">
          <draw:text-box>
            <text:p text:style-name="P11"><text:span text:style-name="T5">short</text:span></text:p>
          </draw:text-box>
        </draw:frame>
        <draw:line draw:style-name="gr19" draw:text-style-name="P13" draw:layer="layout" svg:x1="18.45cm" svg:y1="12.46cm" svg:x2="18.45cm" svg:y2="12.76cm">
          <text:p/>
        </draw:line>
        <draw:line draw:style-name="gr19" draw:text-style-name="P13" draw:layer="layout" svg:x1="18.65cm" svg:y1="12.7cm" svg:x2="18.25cm" svg:y2="1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/>
      <draw:layer draw:name="Zeichnung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5.2$Windows_X86_64 LibreOffice_project/03d19516eb2e1dd5d4ccd751a0d6f35f35e08022</meta:generator>
    <meta:creation-date>2002-06-15T11:26:19</meta:creation-date>
    <dc:date>2025-09-05T17:06:34.656516700</dc:date>
    <meta:print-date>2025-09-05T09:20:33.779352300</meta:print-date>
    <meta:editing-cycles>393</meta:editing-cycles>
    <meta:editing-duration>P13DT22H46M45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